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3.95816666666667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10.8373333333333cm"/>
    </style:style>
    <style:style style:name="co6" style:family="table-column">
      <style:table-column-properties fo:break-before="auto" style:column-width="30.6493333333333cm"/>
    </style:style>
    <style:style style:name="co7" style:family="table-column">
      <style:table-column-properties fo:break-before="auto" style:column-width="18.9653333333333cm"/>
    </style:style>
    <style:style style:name="co8" style:family="table-column">
      <style:table-column-properties fo:break-before="auto" style:column-width="30.9033333333333cm"/>
    </style:style>
    <style:style style:name="co9" style:family="table-column">
      <style:table-column-properties fo:break-before="auto" style:column-width="20.2988333333333cm"/>
    </style:style>
    <style:style style:name="co10" style:family="table-column">
      <style:table-column-properties fo:break-before="auto" style:column-width="24.9978333333333cm"/>
    </style:style>
    <style:style style:name="co11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ubcategory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1</text:p>
          </table:table-cell>
          <table:table-cell office:value-type="string" table:style-name="ce1">
            <text:p>ans2</text:p>
          </table:table-cell>
          <table:table-cell office:value-type="string" table:style-name="ce1">
            <text:p>ans3</text:p>
          </table:table-cell>
          <table:table-cell office:value-type="string" table:style-name="ce1">
            <text:p>ans4</text:p>
          </table:table-cell>
          <table:table-cell office:value-type="string" table:style-name="ce1">
            <text:p>ans5</text:p>
          </table:table-cell>
          <table:table-cell office:value-type="string" table:style-name="ce1">
            <text:p>rightans</text:p>
          </table:table-cell>
          <table:table-cell office:value-type="string" table:style-name="ce1">
            <text:p>image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 din afirmaţiile de mai jos <text:s/>privind ovarul:</text:p>
          </table:table-cell>
          <table:table-cell office:value-type="string" table:style-name="ce1">
            <text:p>este situat în cavitatea pelvină, fiind un organ nepereche;</text:p>
          </table:table-cell>
          <table:table-cell office:value-type="string" table:style-name="ce1">
            <text:p>are funcţie mixtă, exocrină producând ovulele şi funcţie endocrină secretând hormoni (estrogeni şi testosteron);</text:p>
          </table:table-cell>
          <table:table-cell office:value-type="string" table:style-name="ce1">
            <text:p>faţa sa laterală se află pe peretele lateral al cavităţii pelvine ocupând fosa ovariană;</text:p>
          </table:table-cell>
          <table:table-cell office:value-type="string" table:style-name="ce1">
            <text:p>are forma unui ovoid turtit cu diametrul mare de 6-8 cm şi cântărind 3-5 g;</text:p>
          </table:table-cell>
          <table:table-cell office:value-type="string" table:style-name="ce1">
            <text:p>faţa medială a ovarului este acoperită de ligamente care îl solidarizează de organele vecine.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:</text:p>
          </table:table-cell>
          <table:table-cell office:value-type="string" table:style-name="ce1">
            <text:p>vascularizaţia ovarului este asigurată de artera ovariană, ramura aortei toracice;</text:p>
          </table:table-cell>
          <table:table-cell office:value-type="string" table:style-name="ce1">
            <text:p>venele care colectează sângele de la nivel ovarian sunt reprezentate de vena ovariană dreaptă şi stângă;</text:p>
          </table:table-cell>
          <table:table-cell office:value-type="string" table:style-name="ce1">
            <text:p>totalitatea sângelui venos al ovarului ajunge în vena uterină;</text:p>
          </table:table-cell>
          <table:table-cell office:value-type="string" table:style-name="ce1">
            <text:p>vena ovariană dreaptă se varsă în artera renală dreaptă;</text:p>
          </table:table-cell>
          <table:table-cell office:value-type="string" table:style-name="ce1">
            <text:p><text:s/>vena ovariană stângă se varsă în vena cavă inferioară.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:</text:p>
          </table:table-cell>
          <table:table-cell office:value-type="string" table:style-name="ce1">
            <text:p>uterul este interpus între trompele uterine şi vagin;</text:p>
          </table:table-cell>
          <table:table-cell office:value-type="string" table:style-name="ce1">
            <text:p>uterul este situat în cavitatea pelvină între vezica urinară şi rect; este un organ par, musculo-cavitar;</text:p>
          </table:table-cell>
          <table:table-cell office:value-type="string" table:style-name="ce1">
            <text:p><text:s/>în structura uterului, la exterior, se găseşte endometrul; o tunică musculară numită miometru şi o tunică internă numită perimetru;</text:p>
          </table:table-cell>
          <table:table-cell office:value-type="string" table:style-name="ce1">
            <text:p><text:s/>vascularizaţia uterină este asigurată de arterele uterine, ramuri din aorta abdominală;</text:p>
          </table:table-cell>
          <table:table-cell office:value-type="string" table:style-name="ce1">
            <text:p>uterul are formă de pară, cu extremitatea mare orientată inferior.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:</text:p>
          </table:table-cell>
          <table:table-cell office:value-type="string" table:style-name="ce1">
            <text:p>vulva este un organ genital extern masculin şi are forma unei fante alungită în sens sagital:</text:p>
          </table:table-cell>
          <table:table-cell office:value-type="string" table:style-name="ce1">
            <text:p>labiile mari sunt două cute simetrice situate median de labiile mici;</text:p>
          </table:table-cell>
          <table:table-cell office:value-type="string" table:style-name="ce1">
            <text:p>vascularizaţia vulvei este asigurată de ramuri <text:s/>ale arterei renale interne</text:p>
          </table:table-cell>
          <table:table-cell office:value-type="string" table:style-name="ce1">
            <text:p>în partea anterioară a labiilor mari există un relief median, acoperit cu păr, numit muntele pubian</text:p>
          </table:table-cell>
          <table:table-cell office:value-type="string" table:style-name="ce1">
            <text:p>spațiul mărginit de labiile mari se numește vestibulul vaginal, în care, anerior se deschide uretra, iar posterior, vaginul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:</text:p>
          </table:table-cell>
          <table:table-cell office:value-type="string" table:style-name="ce1">
            <text:p>funcţia endocrina a testiculului sc realizează prin celulele interstiţiale ale parenchimului tcsticular care secretă progesteronul;</text:p>
          </table:table-cell>
          <table:table-cell office:value-type="string" table:style-name="ce1">
            <text:p>testiculul este un organ nepereche având forma unui ovoid turtit transversal, situat în bursa scrotală;</text:p>
          </table:table-cell>
          <table:table-cell office:value-type="string" table:style-name="ce1">
            <text:p>epididimul are forma unei virgule şi este aşezat pe marginea anterioară a testiculului;</text:p>
          </table:table-cell>
          <table:table-cell office:value-type="string" table:style-name="ce1">
            <text:p>testiculul prezintă la interior o membrană conjunctivă numită albuginee cu rol de a menţine în tensiune canalul epididimar;</text:p>
          </table:table-cell>
          <table:table-cell office:value-type="string" table:style-name="ce1">
            <text:p>parenchimul testicular este străbătut de septuri conjunctive care delimitează lobulii testiculari (în număr de 250-300 / testicul).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:</text:p>
          </table:table-cell>
          <table:table-cell office:value-type="string" table:style-name="ce1">
            <text:p>căile spermatice sunt conducte de eliminare a spermiilor şi lichidului spermatic;</text:p>
          </table:table-cell>
          <table:table-cell office:value-type="string" table:style-name="ce1">
            <text:p><text:s/>căile intratesticulare sunt reprezentate de căile eferente, canalul epididimar, canalul deferent, ejaculator şi uretra;</text:p>
          </table:table-cell>
          <table:table-cell office:value-type="string" table:style-name="ce1">
            <text:p><text:s/>căile extratesticulare sunt reprezentate de tubii seminiferi drepţi şi reţeaua testiculară;</text:p>
          </table:table-cell>
          <table:table-cell office:value-type="string" table:style-name="ce1">
            <text:p>vezicula seminală este un organ pereche situat sub prostată;</text:p>
          </table:table-cell>
          <table:table-cell office:value-type="string" table:style-name="ce1">
            <text:p>glandele tubulo-uretrale sunt formaţiuni ovoide care secretă lichid seminal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:</text:p>
          </table:table-cell>
          <table:table-cell office:value-type="string" table:style-name="ce1">
            <text:p>penisul este un organ genital şi urinar situat sub scrot, înaintea simfizei pubiene;</text:p>
          </table:table-cell>
          <table:table-cell office:value-type="string" table:style-name="ce1">
            <text:p>vascularizaţia arterială a penisului este asigurată de artera iliacă internă;</text:p>
          </table:table-cell>
          <table:table-cell office:value-type="string" table:style-name="ce1">
            <text:p>penisul este format dintr-un aparat erectil şi învelişuri;</text:p>
          </table:table-cell>
          <table:table-cell office:value-type="string" table:style-name="ce1">
            <text:p>organele erectile sunt reprezentate de doi corpi spongioşi şi un corp cavernos;</text:p>
          </table:table-cell>
          <table:table-cell office:value-type="string" table:style-name="ce1">
            <text:p>bursele scrotale sunt situate superior penisului şi sunt formate din tunici concentrice care se continuă cu structurile peretelui abdominal anterior.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:</text:p>
          </table:table-cell>
          <table:table-cell office:value-type="string" table:style-name="ce1">
            <text:p>ciclul ovanan este însoţit de modificări numai la nivel uterin;</text:p>
          </table:table-cell>
          <table:table-cell office:value-type="string" table:style-name="ce1">
            <text:p>durata medie a unui ciclu genital la femeie este de 28 zile de aceea se mai numește și ciclu menstrual</text:p>
          </table:table-cell>
          <table:table-cell office:value-type="string" table:style-name="ce1">
            <text:p>în perioada pre-ovulatorie a <text:s/>ci clului ovarian au loc diviziuni ecuaționale și reducționale la nivelul ovocitului care străbate mai multe etape, de la ovogonie ( haploidă) la ovul mator ( diploid)<text:s/></text:p>
          </table:table-cell>
          <table:table-cell office:value-type="string" table:style-name="ce1">
            <text:p>creșterea și maturarea foliculului ovarian suntstimulate de LH</text:p>
          </table:table-cell>
          <table:table-cell office:value-type="string" table:style-name="ce1">
            <text:p>ovulația și formarea corpului galben sunt stimulate de FSH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;</text:p>
          </table:table-cell>
          <table:table-cell office:value-type="string" table:style-name="ce1">
            <text:p>pubertatea este perioada în care funcţia gametogenetică şi endocrină a gonadelor atinge un stadiu de dezvoltare în care nu este încă posibilă funcţia de reproducere;</text:p>
          </table:table-cell>
          <table:table-cell office:value-type="string" table:style-name="ce1">
            <text:p>menopauza apare la vârsta de 40-50 ani, ciclurile femeii devin neregulate iar ovulaţia este întreruptă complet;</text:p>
          </table:table-cell>
          <table:table-cell office:value-type="string" table:style-name="ce1">
            <text:p>cauza menopauzei este “epuizarea" FSH şi LH;</text:p>
          </table:table-cell>
          <table:table-cell office:value-type="string" table:style-name="ce1">
            <text:p>fertilitatea feminină reprezintă perioada fertilă a fiecărui ciclu sexual;</text:p>
          </table:table-cell>
          <table:table-cell office:value-type="string" table:style-name="ce1">
            <text:p>ovulul rămâne viabil şi capabil de a fi fecundat până la 72 orc după ce a fost expulzat din ovar.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:</text:p>
          </table:table-cell>
          <table:table-cell office:value-type="string" table:style-name="ce1">
            <text:p>spemiatozoizii se înmagazinează în ductul deferent</text:p>
          </table:table-cell>
          <table:table-cell office:value-type="string" table:style-name="ce1">
            <text:p>funcţia spermatogenetică a testiculului are loc la nivelul tubului seminifer;</text:p>
          </table:table-cell>
          <table:table-cell office:value-type="string" table:style-name="ce1">
            <text:p>spermatozoizii îşi dezvoltă capacitatea de mişcare la nivelul tubului seminifer;</text:p>
          </table:table-cell>
          <table:table-cell office:value-type="string" table:style-name="ce1">
            <text:p>spermatozoizii îşi menţin fertilitatea aproximativ 1 săptămână şi sunt eliminaţi prin ejaculare;</text:p>
          </table:table-cell>
          <table:table-cell office:value-type="string" table:style-name="ce1">
            <text:p>secreţia veziculelor seminale are rolul de a creşte fertilitatea şi mobilitatea spermatozoizilor.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:</text:p>
          </table:table-cell>
          <table:table-cell office:value-type="string" table:style-name="ce1">
            <text:p>sperma ejaculată în cursul actului sexual masculin este compusă din lichidele provenite din canalele epididimar şi deferent, veziculele seminale, prostata şi glande mucoase bulbo-uretrale;</text:p>
          </table:table-cell>
          <table:table-cell office:value-type="string" table:style-name="ce1">
            <text:p>spermatogeneza este stimulata de FSH și LH</text:p>
          </table:table-cell>
          <table:table-cell office:value-type="string" table:style-name="ce1">
            <text:p>când numărul spermatozoizilor/ ml de spermă este de 120 milioane există posibiliatea ca persoana respectivă sa fie infertilă</text:p>
          </table:table-cell>
          <table:table-cell office:value-type="string" table:style-name="ce1">
            <text:p>cantitatea de spermă ejaculată la fiecare act sexual este în medie de aproximativ 5,3 ml</text:p>
          </table:table-cell>
          <table:table-cell office:value-type="string" table:style-name="ce1">
            <text:p>gameții masculini- spermatozoizii- sunt celule diploide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.</text:p>
          </table:table-cell>
          <table:table-cell office:value-type="string" table:style-name="ce1">
            <text:p><text:s/>hormonii androgeni (testosteronul şi progesteronul);</text:p>
          </table:table-cell>
          <table:table-cell office:value-type="string" table:style-name="ce1">
            <text:p>testosteronul este un hormon glico-proteic, cu <text:s/>structură sterolică;</text:p>
          </table:table-cell>
          <table:table-cell office:value-type="string" table:style-name="ce1">
            <text:p><text:s/>proteic;</text:p>
          </table:table-cell>
          <table:table-cell office:value-type="string" table:style-name="ce1">
            <text:p>reglarea secreţiei de testosteron se face printr-un mecanism de feed-back negativ sub influenţa LH hipofizar;</text:p>
          </table:table-cell>
          <table:table-cell office:value-type="string" table:style-name="ce1">
            <text:p>testosteronul are şi efecte de menţinere a tonusului epiteliului spermatogenetic.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:</text:p>
          </table:table-cell>
          <table:table-cell office:value-type="string" table:style-name="ce1">
            <text:p>cea mai importantă metodă de contracepţie este avortul;</text:p>
          </table:table-cell>
          <table:table-cell office:value-type="string" table:style-name="ce1">
            <text:p>metodele temporare de contracepţie sunt ligaturarea trompelor uterine şi histerectomia;</text:p>
          </table:table-cell>
          <table:table-cell office:value-type="string" table:style-name="ce1">
            <text:p>printre metodele definitive de contracepţie se numără şi implantarea steriletului</text:p>
          </table:table-cell>
          <table:table-cell office:value-type="string" table:style-name="ce1">
            <text:p>contraceptivele de barieră sunt implanturil subdermice hormonale și vasectomia<text:s/></text:p>
          </table:table-cell>
          <table:table-cell office:value-type="string" table:style-name="ce1">
            <text:p>modalitatea de a renunța la o sarcină nedorită se poate realia chirurgical sau medicamentos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:</text:p>
          </table:table-cell>
          <table:table-cell office:value-type="string" table:style-name="ce1">
            <text:p>fecundaţia are loc la nivelul uterului unde spermatozoizii ajung ca urmare a introducerii lor în vagin în timpul actului sexual;</text:p>
          </table:table-cell>
          <table:table-cell office:value-type="string" table:style-name="ce1">
            <text:p>pentru fecundarea ovulului este necesar un singur spermatozoid;</text:p>
          </table:table-cell>
          <table:table-cell office:value-type="string" table:style-name="ce1">
            <text:p>sexul copilului este determinat de tipul de ovul şi de spermatozoid întâlnit;</text:p>
          </table:table-cell>
          <table:table-cell office:value-type="string" table:style-name="ce1">
            <text:p>după fecundare, zigotul va avea 46 de autozomi şi doi heterozomi;</text:p>
          </table:table-cell>
          <table:table-cell office:value-type="string" table:style-name="ce1">
            <text:p>gestaţia reprezintă fecundarea ovulului şi spermatozoidului şi formarea produsului de concepţie.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:</text:p>
          </table:table-cell>
          <table:table-cell office:value-type="string" table:style-name="ce1">
            <text:p>anexitele sunt boli inflamatorii frecvente la femeia tânără, fără consecinţe grave;</text:p>
          </table:table-cell>
          <table:table-cell office:value-type="string" table:style-name="ce1">
            <text:p>vaginitele sunt de cauză hormonală (pubertatea) sau infecţioasă (bacteriene, candidozice, virale);</text:p>
          </table:table-cell>
          <table:table-cell office:value-type="string" table:style-name="ce1">
            <text:p>prevenirea vaginitelor se poate realiza prin utilizarea contraceptivelor de barieră cum ar fi diafragma şi spermicidele;</text:p>
          </table:table-cell>
          <table:table-cell office:value-type="string" table:style-name="ce1">
            <text:p>adenomul de prostată reprezintă hiperplazia adenomatoasă benignă a prostatei periuretrale;</text:p>
          </table:table-cell>
          <table:table-cell office:value-type="string" table:style-name="ce1">
            <text:p>vaginitele sunt afecţiuni inflamatorii sau infecţioase cantonate la nivelul mucoasei vaginale şi uneori a vulvei, nefiind însoţite de secreţie vaginală.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:</text:p>
          </table:table-cell>
          <table:table-cell office:value-type="string" table:style-name="ce1">
            <text:p>căile genitale feminine sunt reprezentate de: trompe uterine; uter, vagin şi vulvă;</text:p>
          </table:table-cell>
          <table:table-cell office:value-type="string" table:style-name="ce1">
            <text:p>după eliminarea ovocitului, foliculul ovarian matur se transformă în corp galben şi secretă progesteron şi estrogeni;</text:p>
          </table:table-cell>
          <table:table-cell office:value-type="string" table:style-name="ce1">
            <text:p>în fiecare lună, începând cu pubertatea şi până la menopauză, un folicul secundar devine folicul matur; este cel mai voluminos şi conţine în interior ovocitul</text:p>
          </table:table-cell>
          <table:table-cell office:value-type="string" table:style-name="ce1">
            <text:p>foliculii ovarieni pot fi primordiali, primari, secundari (de Graaf) și maturi ( cavitari)</text:p>
          </table:table-cell>
          <table:table-cell office:value-type="string" table:style-name="ce1">
            <text:p>trompele uterine comunică cu ovarele prin intermediul ostiilor uterine</text:p>
          </table:table-cell>
          <table:table-cell office:value-type="string" table:style-name="ce1">
            <text:p>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ți varinta corectă:</text:p>
          </table:table-cell>
          <table:table-cell office:value-type="string" table:style-name="ce1">
            <text:p>vascularizaţia prostatei este asigurată de artera prostatică, ramură din artera iliacă internă;</text:p>
          </table:table-cell>
          <table:table-cell office:value-type="string" table:style-name="ce1">
            <text:p>organele genitale externe sunt reprezentate de penis scrot şi prostată;</text:p>
          </table:table-cell>
          <table:table-cell office:value-type="string" table:style-name="ce1">
            <text:p>celulele interstiţiale ale parenchimului epididimar secretă testosteronul;</text:p>
          </table:table-cell>
          <table:table-cell office:value-type="string" table:style-name="ce1">
            <text:p><text:s/>vena care drenează sângele de la nivelul penisului este vena ruşinoasă internă care se varsă în vena safenă internă;</text:p>
          </table:table-cell>
          <table:table-cell office:value-type="string" table:style-name="ce1">
            <text:p>canalul deferent continuă canalul epididimarterminându-se la vârful prostatei, unde se uneşte cu canalul veziculei seminale, formând canalul ejaculator.</text:p>
          </table:table-cell>
          <table:table-cell office:value-type="string" table:style-name="ce1">
            <text:p>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reproduc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varianta corectă:</text:p>
          </table:table-cell>
          <table:table-cell office:value-type="string" table:style-name="ce1">
            <text:p>estrogenii şi progesteronul detemină modificări <text:s/>histologice şi secretarii la nivelul mucoasei uterine pe care <text:s/>pregătește în vederea fixării oului</text:p>
          </table:table-cell>
          <table:table-cell office:value-type="string" table:style-name="ce1">
            <text:p>corpul galben nefecundat <text:s/>involueaza dupa 10 zile și se transformă în corp alb</text:p>
          </table:table-cell>
          <table:table-cell office:value-type="string" table:style-name="ce1">
            <text:p>reglarea secreției ovariene se realizează <text:s/>prin mecanisme de feed-back pozitiv hipotelemo-hipofizo-ovarian<text:s/></text:p>
          </table:table-cell>
          <table:table-cell office:value-type="string" table:style-name="ce1">
            <text:p>în faza a 2-a a ciclului corpul galben secretă numai estrogeni care favorizează păstrarea sarcinii</text:p>
          </table:table-cell>
          <table:table-cell office:value-type="string" table:style-name="ce1">
            <text:p>dacă ovulul a fst fecundat, activitatea corpului galben se prelungește până la naștere</text:p>
          </table:table-cell>
          <table:table-cell office:value-type="string" table:style-name="ce1">
            <text:p>2</text:p>
          </table:table-cell>
          <table:table-cell table:number-columns-repeated="16373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questions.B1:questions.L19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Cirpian</meta:initial-creator>
    <dc:creator>Cirpian</dc:creator>
    <meta:creation-date>2018-03-10T12:23:25Z</meta:creation-date>
    <dc:date>2018-03-10T12:25:26Z</dc:date>
  </office:meta>
</office:document-meta>
</file>